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name="Daddy" draw:style-name="gr1" draw:text-style-name="P2" draw:id="id4" draw:layer="layout" svg:width="8.271cm" svg:height="8.62cm" svg:x="19.826cm" svg:y="16.312cm">
          <text:p text:style-name="P1"><text:span text:style-name="T1">Organization</text:span></text:p>
          <text:p text:style-name="P1"><text:span text:style-name="T1"/></text:p>
          <text:p text:style-name="P1"><text:span text:style-name="T2">PK organization_id</text:span></text:p>
          <text:p text:style-name="P1"><text:span text:style-name="T2">title</text:span></text:p>
          <text:p text:style-name="P1"><text:span text:style-name="T2">is_public</text:span></text:p>
          <text:p text:style-name="P1"><text:span text:style-name="T2">contact_name</text:span></text:p>
          <text:p text:style-name="P1"><text:span text:style-name="T2">contact_email</text:span></text:p>
          <text:p text:style-name="P1"><text:span text:style-name="T2">salt</text:span></text:p>
          <text:p text:style-name="P1"><text:span text:style-name="T2">password_hash</text:span></text:p>
          <text:p text:style-name="P1"><text:span text:style-name="T2">city</text:span></text:p>
          <text:p text:style-name="P1"><text:span text:style-name="T2">state</text:span></text:p>
          <text:p text:style-name="P1"><text:span text:style-name="T2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draw:id="id8" draw:layer="layout" svg:width="8.227cm" svg:height="7.701cm" svg:x="19.395cm" svg:y="27.66cm">
          <text:p text:style-name="P1"><text:span text:style-name="T1">Message</text:span></text:p>
          <text:p text:style-name="P1"><text:span text:style-name="T2"/></text:p>
          <text:p text:style-name="P1"><text:span text:style-name="T2">PK message_id</text:span></text:p>
          <text:p text:style-name="P1"><text:span text:style-name="T2">FK sending_org_id</text:span></text:p>
          <text:p text:style-name="P1"><text:span text:style-name="T2">FK receving_org_id</text:span></text:p>
          <text:p text:style-name="P1"><text:span text:style-name="T2">subject</text:span></text:p>
          <text:p text:style-name="P1"><text:span text:style-name="T2">body</text:span></text:p>
          <text:p text:style-name="P1"><text:span text:style-name="T2">sent_timestamp</text:span></text:p>
          <text:p text:style-name="P1"><text:span text:style-name="T2">read_timestamp</text:span></text:p>
          <text:p text:style-name="P1"><text:span text:style-name="T2">FK root_message_id</text:span></text:p>
          <text:p text:style-name="P1"><text:span text:style-name="T1"/></text:p>
          <text:p text:style-name="P1"><text:span text:style-name="T1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3" draw:id="id5" draw:layer="layout" svg:width="7.801cm" svg:height="8.004cm" svg:x="5.904cm" svg:y="2.724cm">
          <text:p text:style-name="P1"><text:span text:style-name="T1">Network</text:span></text:p>
          <text:p text:style-name="P1"><text:span text:style-name="T1"/></text:p>
          <text:p text:style-name="P1">PK network_id</text:p>
          <text:p text:style-name="P1">title</text:p>
          <text:p text:style-name="P1">description</text:p>
          <text:p text:style-name="P1">created_timestamp</text:p>
          <text:p text:style-name="P1">is_public</text:p>
          <text:p text:style-name="P1">FK parent_org_id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3" draw:id="id7" draw:layer="layout" svg:width="9.063cm" svg:height="5.587cm" svg:x="18.15cm" svg:y="4.397cm">
          <text:p text:style-name="P1"><text:span text:style-name="T1">Network_Organization</text:span></text:p>
          <text:p text:style-name="P1"><text:span text:style-name="T1"/></text:p>
          <text:p text:style-name="P1">PK FK network_id</text:p>
          <text:p text:style-name="P1">PK FK org_id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draw:id="id6" draw:layer="layout" svg:width="6.985cm" svg:height="6.35cm" svg:x="35.083cm" svg:y="13.022cm">
          <text:p text:style-name="P1"><text:span text:style-name="T1">Survey</text:span></text:p>
          <text:p text:style-name="P1"><text:span text:style-name="T1"/></text:p>
          <text:p text:style-name="P1"><text:span text:style-name="T2">PK survey_id</text:span></text:p>
          <text:p text:style-name="P1"><text:span text:style-name="T2">job_title</text:span></text:p>
          <text:p text:style-name="P1"><text:span text:style-name="T2">job_descr</text:span></text:p>
          <text:p text:style-name="P1"><text:span text:style-name="T2">start_date</text:span></text:p>
          <text:p text:style-name="P1"><text:span text:style-name="T2">end_date</text:span></text:p>
          <text:p text:style-name="P1"><text:span text:style-name="T2">FK sponsor_org_id</text:span></text:p>
          <text:p text:style-name="P1"><text:span text:style-name="T2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draw:id="id10" draw:layer="layout" svg:width="6.985cm" svg:height="6.35cm" svg:x="34.978cm" svg:y="21.137cm">
          <text:p text:style-name="P1"><text:span text:style-name="T1">Question</text:span></text:p>
          <text:p text:style-name="P1"><text:span text:style-name="T1"/></text:p>
          <text:p text:style-name="P1"><text:span text:style-name="T2">PK question_id</text:span></text:p>
          <text:p text:style-name="P1"><text:span text:style-name="T2">FK survey_id</text:span></text:p>
          <text:p text:style-name="P1"><text:span text:style-name="T2">...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draw:id="id9" draw:layer="layout" svg:width="6.985cm" svg:height="6.35cm" svg:x="34.662cm" svg:y="29.234cm">
          <text:p text:style-name="P1"><text:span text:style-name="T1">Response</text:span></text:p>
          <text:p text:style-name="P1"><text:span text:style-name="T1"/></text:p>
          <text:p text:style-name="P1"><text:span text:style-name="T2">PK response_id</text:span></text:p>
          <text:p text:style-name="P1"><text:span text:style-name="T2">FK question_id</text:span></text:p>
          <text:p text:style-name="P1"><text:span text:style-name="T2">FK org_id</text:span></text:p>
          <text:p text:style-name="P1"><text:span text:style-name="T2">...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draw:id="id11" draw:layer="layout" svg:width="6.35cm" svg:height="6.35cm" svg:x="35.137cm" svg:y="5.224cm">
          <text:p text:style-name="P1"><text:span text:style-name="T1">Discussion</text:span></text:p>
          <text:p text:style-name="P1"><text:span text:style-name="T1"/></text:p>
          <text:p text:style-name="P1"><text:span text:style-name="T2">PK discussion_id</text:span></text:p>
          <text:p text:style-name="P1"><text:span text:style-name="T2">FK org_id</text:span></text:p>
          <text:p text:style-name="P1"><text:span text:style-name="T2">FK survey_id</text:span></text:p>
          <text:p text:style-name="P1"><text:span text:style-name="T2">timestamp body</text:span></text:p>
          <text:p text:style-name="P1"><text:span text:style-name="T2">FK root_disc_id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draw:id="id2" draw:layer="layout" svg:width="9.525cm" svg:height="8.255cm" svg:x="4.445cm" svg:y="20.358cm">
          <text:p text:style-name="P1"><text:span text:style-name="T1">Invitation</text:span></text:p>
          <text:p text:style-name="P1"><text:span text:style-name="T1"/></text:p>
          <text:p text:style-name="P1"><text:span text:style-name="T2">PK invitation_id</text:span></text:p>
          <text:p text:style-name="P1"><text:span text:style-name="T2">FK invitor_org_id</text:span></text:p>
          <text:p text:style-name="P1"><text:span text:style-name="T2">FK invitee_org_id</text:span></text:p>
          <text:p text:style-name="P1"><text:span text:style-name="T2">invitee_email_addr</text:span></text:p>
          <text:p text:style-name="P1"><text:span text:style-name="T2">inv_sent_timestamp</text:span></text:p>
          <text:p text:style-name="P1"><text:span text:style-name="T2">inv_received_timestamp</text:span></text:p>
          <text:p text:style-name="P1"><text:span text:style-name="T2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draw:id="id3" draw:layer="layout" svg:width="7.301cm" svg:height="5.219cm" svg:x="10.585cm" svg:y="13.291cm">
          <text:p text:style-name="P1"><text:span text:style-name="T1">Survey_Invitation</text:span></text:p>
          <text:p text:style-name="P1"><text:span text:style-name="T1"/></text:p>
          <text:p text:style-name="P1"><text:span text:style-name="T2">FK survey_id</text:span></text:p>
          <text:p text:style-name="P1"><text:span text:style-name="T2">PK FK invitation_id</text:span></text:p>
          <text:p text:style-name="P1"><text:span text:style-name="T2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draw:id="id1" draw:layer="layout" svg:width="7.301cm" svg:height="5.219cm" svg:x="1.009cm" svg:y="13.326cm">
          <text:p text:style-name="P1"><text:span text:style-name="T1">Network_Invitation</text:span></text:p>
          <text:p text:style-name="P1"><text:span text:style-name="T1"/></text:p>
          <text:p text:style-name="P1"><text:span text:style-name="T2">FK network_id</text:span></text:p>
          <text:p text:style-name="P1"><text:span text:style-name="T2">PK FK invitation_id</text:span></text:p>
          <text:p text:style-name="P1"><text:span text:style-name="T2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2" draw:text-style-name="P3" draw:layer="layout" draw:type="line" svg:x1="8.31cm" svg:y1="15.935cm" svg:x2="9.207cm" svg:y2="20.358cm" draw:start-shape="id1" draw:end-shape="id2">
          <text:p/>
        </draw:connector>
        <draw:connector draw:style-name="gr2" draw:text-style-name="P3" draw:layer="layout" draw:type="line" svg:x1="10.585cm" svg:y1="15.9cm" svg:x2="9.207cm" svg:y2="20.358cm" draw:start-shape="id3" draw:end-shape="id2">
          <text:p/>
        </draw:connector>
        <draw:connector draw:style-name="gr2" draw:text-style-name="P3" draw:layer="layout" draw:type="line" svg:x1="13.97cm" svg:y1="24.485cm" svg:x2="19.826cm" svg:y2="20.622cm" draw:start-shape="id2" draw:end-shape="id4">
          <text:p/>
        </draw:connector>
        <draw:connector draw:style-name="gr2" draw:text-style-name="P3" draw:layer="layout" draw:type="line" svg:x1="13.97cm" svg:y1="24.485cm" svg:x2="19.826cm" svg:y2="20.622cm" draw:start-shape="id2" draw:end-shape="id4">
          <text:p/>
        </draw:connector>
        <draw:connector draw:style-name="gr2" draw:text-style-name="P3" draw:layer="layout" draw:type="line" svg:x1="13.97cm" svg:y1="24.485cm" svg:x2="23.961cm" svg:y2="24.932cm" draw:start-shape="id2" draw:end-shape="id4" draw:end-glue-point="2">
          <text:p/>
        </draw:connector>
        <draw:connector draw:style-name="gr2" draw:text-style-name="P3" draw:layer="layout" draw:type="line" svg:x1="8.31cm" svg:y1="15.935cm" svg:x2="9.804cm" svg:y2="10.728cm" draw:start-shape="id1" draw:start-glue-point="1" draw:end-shape="id5">
          <text:p/>
        </draw:connector>
        <draw:connector draw:style-name="gr2" draw:text-style-name="P3" draw:layer="layout" draw:type="line" svg:x1="17.886cm" svg:y1="15.9cm" svg:x2="35.083cm" svg:y2="16.197cm" draw:start-shape="id3" draw:start-glue-point="1" draw:end-shape="id6">
          <text:p/>
        </draw:connector>
        <draw:connector draw:style-name="gr2" draw:text-style-name="P3" draw:layer="layout" draw:type="line" svg:x1="22.681cm" svg:y1="9.984cm" svg:x2="23.961cm" svg:y2="16.312cm" draw:start-shape="id7" draw:end-shape="id4">
          <text:p/>
        </draw:connector>
        <draw:connector draw:style-name="gr2" draw:text-style-name="P3" draw:layer="layout" draw:type="line" svg:x1="18.15cm" svg:y1="7.19cm" svg:x2="13.705cm" svg:y2="6.726cm" draw:start-shape="id7" draw:end-shape="id5">
          <text:p/>
        </draw:connector>
        <draw:connector draw:style-name="gr2" draw:text-style-name="P3" draw:layer="layout" draw:type="line" svg:x1="9.804cm" svg:y1="10.728cm" svg:x2="23.961cm" svg:y2="16.312cm" draw:start-shape="id5" draw:end-shape="id4">
          <text:p/>
        </draw:connector>
        <draw:connector draw:style-name="gr2" draw:text-style-name="P3" draw:layer="layout" draw:type="line" svg:x1="23.508cm" svg:y1="27.66cm" svg:x2="23.961cm" svg:y2="24.932cm" draw:start-shape="id8" draw:end-shape="id4">
          <text:p/>
        </draw:connector>
        <draw:connector draw:style-name="gr2" draw:text-style-name="P3" draw:layer="layout" draw:type="line" svg:x1="27.622cm" svg:y1="31.51cm" svg:x2="28.097cm" svg:y2="20.622cm" draw:start-shape="id8" draw:end-shape="id4" draw:end-glue-point="1">
          <text:p/>
        </draw:connector>
        <draw:connector draw:style-name="gr2" draw:text-style-name="P3" draw:layer="layout" draw:type="line" svg:x1="34.662cm" svg:y1="32.409cm" svg:x2="23.961cm" svg:y2="24.932cm" draw:start-shape="id9" draw:end-shape="id4">
          <text:p/>
        </draw:connector>
        <draw:connector draw:style-name="gr2" draw:text-style-name="P3" draw:layer="layout" draw:type="line" svg:x1="38.154cm" svg:y1="29.234cm" svg:x2="38.47cm" svg:y2="27.487cm" draw:start-shape="id9" draw:end-shape="id10">
          <text:p/>
        </draw:connector>
        <draw:connector draw:style-name="gr2" draw:text-style-name="P3" draw:layer="layout" draw:type="line" svg:x1="38.47cm" svg:y1="21.137cm" svg:x2="38.575cm" svg:y2="19.372cm" draw:start-shape="id10" draw:end-shape="id6">
          <text:p/>
        </draw:connector>
        <draw:connector draw:style-name="gr2" draw:text-style-name="P3" draw:layer="layout" draw:type="line" svg:x1="38.312cm" svg:y1="11.574cm" svg:x2="38.575cm" svg:y2="13.022cm" draw:start-shape="id11" draw:end-shape="id6">
          <text:p/>
        </draw:connector>
        <draw:connector draw:style-name="gr2" draw:text-style-name="P3" draw:layer="layout" draw:type="line" svg:x1="38.312cm" svg:y1="11.574cm" svg:x2="23.961cm" svg:y2="16.312cm" draw:start-shape="id11" draw:end-shape="id4">
          <text:p/>
        </draw:connector>
        <draw:connector draw:style-name="gr2" draw:text-style-name="P3" draw:layer="layout" svg:x1="41.487cm" svg:y1="8.399cm" svg:x2="41.487cm" svg:y2="8.399cm" draw:start-shape="id11" draw:end-shape="id11">
          <text:p/>
        </draw:connector>
        <draw:connector draw:style-name="gr2" draw:text-style-name="P3" draw:layer="layout" svg:x1="35.137cm" svg:y1="8.399cm" svg:x2="38.312cm" svg:y2="5.224cm" draw:start-shape="id11" draw:start-glue-point="3" draw:end-shape="id11" draw:end-glue-point="0">
          <text:p/>
        </draw:connector>
        <draw:connector draw:style-name="gr2" draw:text-style-name="P3" draw:layer="layout" svg:x1="19.395cm" svg:y1="31.51cm" svg:x2="23.508cm" svg:y2="35.361cm" draw:start-shape="id8" draw:start-glue-point="3" draw:end-shape="id8" draw:end-glue-point="2">
          <text:p/>
        </draw:connector>
        <draw:connector draw:style-name="gr2" draw:text-style-name="P3" draw:layer="layout" draw:type="line" svg:x1="35.083cm" svg:y1="16.197cm" svg:x2="28.097cm" svg:y2="20.622cm" draw:start-shape="id6" draw:end-shape="id4" draw:end-glue-point="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178cm" fo:margin-bottom="1.198cm" fo:margin-left="0.635cm" fo:margin-right="0.665cm" fo:page-width="50.8cm" fo:page-height="38.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8-01-26T19:51:47</meta:creation-date>
    <dc:date>2008-01-26T20:31:55</dc:date>
    <dc:language>en-US</dc:language>
    <meta:editing-cycles>3</meta:editing-cycles>
    <meta:editing-duration>PT40M9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